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style:use-window-font-color="true" fo:font-weight="bold" style:font-weight-asian="bold" style:font-weight-complex="bold"/>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don't have much time to create a beautiful SRS document BUT you can gather information of requirement spec of the system by draft features.</text:p>
      <text:p text:style-name="Standard"><text:s/></text:p>
      <text:p text:style-name="Standard">Tiny WCM is a tiny Web Content Management which can create website or multiple website. Tiny WCM support beautiful URL, alias <text:s/>URL and Feed. <text:s/>Tiny WCM support OpenID authentication and normal authentication. Tiny WCM support WYSIWYG Editor. The content categorized by type. The content type has it own fields. The content support multi-language by raw input and by web translation services like Babel Fish, Google Translate and etc. Each page of the content can customize meta data like keyword, description. The navigator can be separate as category which display in any position by configuration or theme. Bread camp also auto generate for every pages. Site map support for Google XML site map data.</text:p>
      <text:p text:style-name="Standard"/>
      <text:p text:style-name="P2">Idea from another CMS.</text:p>
      <text:p text:style-name="Standard"/>
      <text:p text:style-name="Standard">I got idea from Speak Light<text:note text:id="ftn1" text:note-class="footnote"><text:note-citation>1</text:note-citation><text:note-body><text:p text:style-name="Footnote">Speak Light <text:s/><text:a xlink:type="simple" xlink:href="http://www.speaklight.com/">http://www.speaklight.com</text:a></text:p></text:note-body></text:note> their CMS is pretty cool it tiny but powerful and easy to make a little website with page content. It look like Concrete5<text:note text:id="ftn2" text:note-class="footnote"><text:note-citation>2</text:note-citation><text:note-body><text:p text:style-name="Footnote">Concrete5 <text:a xlink:type="simple" xlink:href="http://www.concrete5.org/">http://www.concrete5.org</text:a> </text:p></text:note-body></text:note>. Speak Light has feature like user centric, user can view, edit, add web page in current page that make Speak Light easy and friendly, Concrete5 too. Speak Light has element positions for 5+ position which present in theme. The element position are Featured Image, <text:s/>Featured Text, Main Content, Sub Column and Extra Column. The Drupal can make more block position, it can warp class in theme configuration. Concrete5 and Speak Light has a cool feature is form builder like Icebrrg<text:note text:id="ftn0" text:note-class="footnote"><text:note-citation>3</text:note-citation><text:note-body><text:p text:style-name="Footnote">Icebrrg <text:a xlink:type="simple" xlink:href="http://www.icebrrg.com/">http://www.icebrrg.com</text:a> </text:p></text:note-body></text:note>, it too easy to create form – I lo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Angsana New" style:font-size-complex="18.6499996185303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ngsana New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name-complex="Angsana New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22:05:04.34</meta:creation-date>
    <dc:date>2009-04-17T22:58:26.85</dc:date>
    <meta:editing-duration>PT02H22M41S</meta:editing-duration>
    <meta:editing-cycles>8</meta:editing-cycles>
    <meta:generator>OpenOffice.org/3.0$Win32 OpenOffice.org_project/300m15$Build-9379</meta:generator>
    <meta:document-statistic meta:table-count="0" meta:image-count="0" meta:object-count="0" meta:page-count="1" meta:paragraph-count="8" meta:word-count="273" meta:character-count="1643"/>
    <meta:user-defined meta:name="Info 1"/>
    <meta:user-defined meta:name="Info 2"/>
    <meta:user-defined meta:name="Info 3"/>
    <meta:user-defined meta:name="Info 4"/>
  </office:meta>
</office:document-meta>
</file>